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officeooo:paragraph-rsid="003af234"/>
    </style:style>
    <style:style style:name="P8" style:family="paragraph" style:parent-style-name="Standard">
      <style:text-properties officeooo:rsid="001e0f7f" officeooo:paragraph-rsid="001e0f7f"/>
    </style:style>
    <style:style style:name="P9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0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1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2" style:family="paragraph" style:parent-style-name="Standard" style:list-style-name="L5">
      <style:text-properties officeooo:rsid="001e0f7f" officeooo:paragraph-rsid="001e0f7f"/>
    </style:style>
    <style:style style:name="P13" style:family="paragraph" style:parent-style-name="Standard" style:list-style-name="L5">
      <style:text-properties officeooo:rsid="001e0f7f" officeooo:paragraph-rsid="003af234"/>
    </style:style>
    <style:style style:name="P14" style:family="paragraph" style:parent-style-name="Standard" style:list-style-name="L5">
      <style:text-properties officeooo:rsid="001e0f7f" officeooo:paragraph-rsid="003c9895"/>
    </style:style>
    <style:style style:name="P15" style:family="paragraph" style:parent-style-name="Standard" style:list-style-name="L5">
      <style:text-properties officeooo:rsid="00307005" officeooo:paragraph-rsid="00307005"/>
    </style:style>
    <style:style style:name="P16" style:family="paragraph" style:parent-style-name="Standard" style:list-style-name="L5">
      <style:text-properties officeooo:rsid="00307005" officeooo:paragraph-rsid="003c9895"/>
    </style:style>
    <style:style style:name="P17" style:family="paragraph" style:parent-style-name="Standard" style:list-style-name="L5">
      <style:text-properties officeooo:rsid="00309dfd" officeooo:paragraph-rsid="00309dfd"/>
    </style:style>
    <style:style style:name="P18" style:family="paragraph" style:parent-style-name="Standard" style:list-style-name="L6">
      <style:text-properties officeooo:rsid="003e7b6a" officeooo:paragraph-rsid="003e7b6a"/>
    </style:style>
    <style:style style:name="P19" style:family="paragraph" style:parent-style-name="Standard" style:list-style-name="L7">
      <style:text-properties officeooo:rsid="003e7b6a" officeooo:paragraph-rsid="003e7b6a"/>
    </style:style>
    <style:style style:name="P20" style:family="paragraph" style:parent-style-name="Standard" style:list-style-name="L8">
      <style:text-properties officeooo:rsid="0041536b" officeooo:paragraph-rsid="0041536b"/>
    </style:style>
    <style:style style:name="P21" style:family="paragraph" style:parent-style-name="Standard" style:list-style-name="L8">
      <style:text-properties officeooo:rsid="0041536b" officeooo:paragraph-rsid="00463c01"/>
    </style:style>
    <style:style style:name="P22" style:family="paragraph" style:parent-style-name="Standard" style:list-style-name="L8">
      <style:text-properties officeooo:rsid="0041536b" officeooo:paragraph-rsid="004778ed"/>
    </style:style>
    <style:style style:name="P23" style:family="paragraph" style:parent-style-name="Standard">
      <style:text-properties officeooo:rsid="0041536b" officeooo:paragraph-rsid="0041536b"/>
    </style:style>
    <style:style style:name="P24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25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26" style:family="paragraph" style:parent-style-name="Standard">
      <style:text-properties officeooo:paragraph-rsid="00463c01"/>
    </style:style>
    <style:style style:name="P27" style:family="paragraph" style:parent-style-name="Standard" style:list-style-name="L9">
      <style:text-properties officeooo:rsid="00495f5d" officeooo:paragraph-rsid="00495f5d"/>
    </style:style>
    <style:style style:name="P28" style:family="paragraph" style:parent-style-name="Standard" style:list-style-name="L10">
      <style:text-properties officeooo:rsid="00495f5d" officeooo:paragraph-rsid="00495f5d"/>
    </style:style>
    <style:style style:name="P29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1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officeooo:rsid="003c9895"/>
    </style:style>
    <style:style style:name="T8" style:family="text">
      <style:text-properties officeooo:rsid="00464088"/>
    </style:style>
    <style:style style:name="T9" style:family="text">
      <style:text-properties officeooo:rsid="004778e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935469839" text:style-name="L1">
        <text:list-item>
          <text:p text:style-name="P30">JSON &amp; XML </text:p>
        </text:list-item>
        <text:list-item>
          <text:p text:style-name="P30">Practical of JSON &amp; XML </text:p>
        </text:list-item>
        <text:list-item>
          <text:p text:style-name="P30">Why NodeJS </text:p>
        </text:list-item>
        <text:list-item>
          <text:p text:style-name="P30">Ecosystem of NodeJS </text:p>
        </text:list-item>
        <text:list-item>
          <text:p text:style-name="P30">Installation and System Configuration </text:p>
        </text:list-item>
        <text:list-item>
          <text:p text:style-name="P30">CLI usage and Package Configuration </text:p>
        </text:list-item>
        <text:list-item>
          <text:p text:style-name="P29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1579332983" text:style-name="L2">
        <text:list-item>
          <text:p text:style-name="P9">Completed JSON &amp; XML </text:p>
        </text:list-item>
        <text:list-item>
          <text:p text:style-name="P9">Completed Practical of JSON &amp; XML </text:p>
        </text:list-item>
        <text:list-item>
          <text:p text:style-name="P9">Completed :- Why NodeJS </text:p>
        </text:list-item>
        <text:list-item>
          <text:p text:style-name="P9">Completed :- Ecosystem of NodeJS </text:p>
        </text:list-item>
        <text:list-item>
          <text:p text:style-name="P9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028763722" text:style-name="L3">
        <text:list-item>
          <text:p text:style-name="P10">Continue learning further task </text:p>
        </text:list-item>
      </text:list>
      <text:p text:style-name="P1"><text:span text:style-name="Strong_20_Emphasis"><text:span text:style-name="T1">Blocker</text:span></text:span></text:p>
      <text:list xml:id="list162617241" text:style-name="L4">
        <text:list-item>
          <text:p text:style-name="P11">None </text:p>
        </text:list-item>
      </text:list>
      <text:p text:style-name="Standard"><draw:line text:anchor-type="paragraph" draw:z-index="0" draw:name="Shape1" draw:style-name="gr1" draw:text-style-name="P31" svg:x1="-0.591cm" svg:y1="0.432cm" svg:x2="18.403cm" svg:y2="0.226cm"><text:p/></draw:line></text:p>
      <text:p text:style-name="Standard"/>
      <text:p text:style-name="P4">Today’s Plan (21/03/2022)</text:p>
      <text:list xml:id="list1858667799" text:style-name="L5">
        <text:list-item>
          <text:p text:style-name="P12">What is Node.js?</text:p>
        </text:list-item>
        <text:list-item>
          <text:p text:style-name="P12">Why Should I Use Node.js?</text:p>
        </text:list-item>
        <text:list-item>
          <text:p text:style-name="P12">Your First Node.js Script</text:p>
        </text:list-item>
        <text:list-item>
          <text:p text:style-name="P12">Section Intro: Node.js Module System</text:p>
        </text:list-item>
        <text:list-item>
          <text:p text:style-name="P12">Importing Node.js Core Modules</text:p>
        </text:list-item>
        <text:list-item>
          <text:p text:style-name="P15">Importing your own files</text:p>
        </text:list-item>
        <text:list-item>
          <text:p text:style-name="P15">Importing npm Modules</text:p>
        </text:list-item>
        <text:list-item>
          <text:p text:style-name="P15">Printing in colors</text:p>
        </text:list-item>
        <text:list-item>
          <text:p text:style-name="P15">Global npm modules and nodemon</text:p>
        </text:list-item>
        <text:list-item>
          <text:p text:style-name="P17">Getting input from user<text:span text:style-name="T2">s</text:span></text:p>
          <text:p text:style-name="P17"/>
        </text:list-item>
      </text:list>
      <text:p text:style-name="P7"><text:span text:style-name="T3">Today’s </text:span><text:span text:style-name="T4">Update </text:span><text:span text:style-name="T3"><text:s/>(21/03/2022)</text:span></text:p>
      <text:list xml:id="list170930427428635" text:continue-numbering="true" text:style-name="L5">
        <text:list-item>
          <text:p text:style-name="P13"><text:span text:style-name="T7">Completed :- </text:span>What is Node.js?</text:p>
        </text:list-item>
        <text:list-item>
          <text:p text:style-name="P14"><text:span text:style-name="T7">Completed :- <text:s/></text:span>Why Should I Use Node.js?</text:p>
        </text:list-item>
        <text:list-item>
          <text:p text:style-name="P14"><text:span text:style-name="T7">Completed :- <text:s/></text:span>Your First Node.js Script</text:p>
        </text:list-item>
        <text:list-item>
          <text:p text:style-name="P14"><text:span text:style-name="T7">Completed :- <text:s/></text:span>Section Intro: Node.js Module System</text:p>
        </text:list-item>
        <text:list-item>
          <text:p text:style-name="P14"><text:span text:style-name="T7">Completed :- <text:s/></text:span>Importing Node.js Core Modules</text:p>
        </text:list-item>
        <text:list-item>
          <text:p text:style-name="P16"><text:span text:style-name="T7">Completed :- <text:s/></text:span>Importing your own files</text:p>
        </text:list-item>
        <text:list-item>
          <text:p text:style-name="P16"><text:span text:style-name="T7">Completed :- <text:s/></text:span>Importing npm Modules</text:p>
        </text:list-item>
        <text:list-item>
          <text:p text:style-name="P16"><text:span text:style-name="T7">Completed :- <text:s/></text:span>Printing in colors</text:p>
        </text:list-item>
        <text:list-item>
          <text:p text:style-name="P16"><text:span text:style-name="T7">Completed :- <text:s/></text:span>Global npm modules and nodemon</text:p>
          <text:p text:style-name="P16"/>
        </text:list-item>
      </text:list>
      <text:p text:style-name="P5"/>
      <text:p text:style-name="P5"/>
      <text:p text:style-name="P5">Tomorrow’s Plan (22/03/2022)</text:p>
      <text:list xml:id="list2893841272" text:style-name="L6">
        <text:list-item>
          <text:p text:style-name="P18">Continue learning further topics</text:p>
          <text:p text:style-name="P18"/>
        </text:list-item>
      </text:list>
      <text:p text:style-name="P5">Blocker</text:p>
      <text:list xml:id="list3536774033" text:style-name="L7">
        <text:list-item>
          <text:p text:style-name="P19">None</text:p>
        </text:list-item>
      </text:list>
      <text:p text:style-name="P8"><text:soft-page-break/></text:p>
      <text:p text:style-name="P8"/>
      <text:p text:style-name="P6">Today’s Plan (22/03/2022)</text:p>
      <text:list xml:id="list2580305557" text:style-name="L8">
        <text:list-item>
          <text:p text:style-name="P20">Getting input from users</text:p>
        </text:list-item>
        <text:list-item>
          <text:p text:style-name="P20">Argument parsing with yargs : part 1</text:p>
        </text:list-item>
        <text:list-item>
          <text:p text:style-name="P20">Argument parsing with yargs : part 2</text:p>
        </text:list-item>
        <text:list-item>
          <text:p text:style-name="P20">Storing data with JSON</text:p>
        </text:list-item>
        <text:list-item>
          <text:p text:style-name="P20">Adding a note</text:p>
        </text:list-item>
        <text:list-item>
          <text:p text:style-name="P20">Removing a note</text:p>
        </text:list-item>
        <text:list-item>
          <text:p text:style-name="P20">ES6 Asside : Arrow Function</text:p>
        </text:list-item>
        <text:list-item>
          <text:p text:style-name="P20">Refactoring to Use Arrow Function</text:p>
        </text:list-item>
        <text:list-item>
          <text:p text:style-name="P20">Listing notes</text:p>
        </text:list-item>
        <text:list-item>
          <text:p text:style-name="P20">Reading a note</text:p>
        </text:list-item>
      </text:list>
      <text:p text:style-name="P23"/>
      <text:p text:style-name="P26"><text:span text:style-name="T5">Today’s </text:span><text:span text:style-name="T6">Update</text:span><text:span text:style-name="T5"> (22/03/2022)</text:span></text:p>
      <text:list xml:id="list170929886113848" text:continue-numbering="true" text:style-name="L8">
        <text:list-item>
          <text:p text:style-name="P21"><text:span text:style-name="T9">Completed:- </text:span>Getting input from users</text:p>
        </text:list-item>
        <text:list-item>
          <text:p text:style-name="P22"><text:span text:style-name="T9">Completed:- <text:s/></text:span>Argument parsing with yargs : part 1</text:p>
        </text:list-item>
        <text:list-item>
          <text:p text:style-name="P22"><text:span text:style-name="T9">Completed:- <text:s/></text:span>Argument parsing with yargs : part 2</text:p>
        </text:list-item>
        <text:list-item>
          <text:p text:style-name="P22"><text:span text:style-name="T9">Completed:- <text:s/></text:span>Storing data with JSON</text:p>
        </text:list-item>
        <text:list-item>
          <text:p text:style-name="P22"><text:span text:style-name="T9">Completed:- <text:s/></text:span>Adding a note</text:p>
        </text:list-item>
        <text:list-item>
          <text:p text:style-name="P22"><text:span text:style-name="T9">Completed:- <text:s/></text:span>Removing a note</text:p>
        </text:list-item>
        <text:list-item>
          <text:p text:style-name="P22"><text:span text:style-name="T9">Completed:- <text:s/></text:span>ES6 Asside : Arrow Function</text:p>
        </text:list-item>
        <text:list-item>
          <text:p text:style-name="P22"><text:span text:style-name="T9">Completed:- <text:s/></text:span>Refactoring to Use Arrow Function</text:p>
        </text:list-item>
        <text:list-item>
          <text:p text:style-name="P22"><text:span text:style-name="T9">Completed:- <text:s/></text:span>Listing notes</text:p>
        </text:list-item>
        <text:list-item>
          <text:p text:style-name="P22"><text:span text:style-name="T9">Completed:- <text:s/></text:span>Reading a note</text:p>
        </text:list-item>
      </text:list>
      <text:p text:style-name="P25">Tomorrow’s Plan (23/03/2022)</text:p>
      <text:list xml:id="list4156529509" text:style-name="L9">
        <text:list-item>
          <text:p text:style-name="P27">Continue learning further topics</text:p>
        </text:list-item>
      </text:list>
      <text:p text:style-name="P25">Blocker</text:p>
      <text:list xml:id="list2415120638" text:style-name="L10">
        <text:list-item>
          <text:p text:style-name="P28">N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2T17:09:28.495491933</dc:date>
    <meta:editing-duration>PT27M37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2" meta:paragraph-count="72" meta:word-count="346" meta:character-count="1948" meta:non-whitespace-character-count="1699"/>
  </office:meta>
</office:document-meta>
</file>